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10-06_22-44-13_000.jpg</text:p>
          </table:table-cell>
          <table:table-cell office:value-type="string">
            <text:p>:bookmemo / 読んだ本 / 『経済大国なのになぜ貧しいのか』 苫米地英人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10-06_20-00-57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10-06_19-32-50_000.jpg</text:p>
          </table:table-cell>
          <table:table-cell office:value-type="string">
            <text:p>:bookmemo / ページメモ / 『図の体系』 出原栄一、吉田武夫、渥美浩章 / <text:s/>「参考文献」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10-06_15-38-34_000.jpg</text:p>
          </table:table-cell>
          <table:table-cell office:value-type="string">
            <text:p>:m 4-5*5 RES / 245 213*5#1 / 『解析力学入門』　高橋康 / X・_i-∂H/∂P_i=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10-06_15-37-40_000.jpg</text:p>
          </table:table-cell>
          <table:table-cell office:value-type="string">
            <text:p>:m 1-3*5 RES / 245 213*5#1 / 『解析力学入門』　高橋康 / p.28 X→=αx→+βp→ SEG ∂x→/∂p→=-βδ_ij H=1/2m(p→^2)+V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10-06_13-30-04_000.jpg</text:p>
          </table:table-cell>
          <table:table-cell office:value-type="string">
            <text:p>:m 1*1 RES / 22-1 62*49#3 / FX obs / U*J,D1,2017-10,W.1 /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10-06_12-37-03_000.jpg</text:p>
          </table:table-cell>
          <table:table-cell office:value-type="string">
            <text:p>:m 読みたい本 / 『世界の資源地図』 / 布施克彦　岩本沙弓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10-06_11-53-02_000.jpg</text:p>
          </table:table-cell>
          <table:table-cell office:value-type="string">
            <text:p>:m 読みたい本 / 『アメリカ経済がわかる「経済指標」の読み方』 / クレイトン、ギーゼブレヒト　山田訳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10-06_09-09-12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10-06_08-36-41_000.jpg</text:p>
          </table:table-cell>
          <table:table-cell office:value-type="string">
            <text:p>:m 1*1 RES / 245 215*4#1 / 『位相幾何学』 田村一郎、木村俊房編 / exm-2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2017/10/07</text:date>, <text:time>06:4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06:48:37.31</dc:date>
    <dc:creator>iwabuchi ken</dc:creator>
    <meta:generator>OpenOffice/4.1.3$Win32 OpenOffice.org_project/413m1$Build-9783</meta:generator>
    <meta:editing-duration>PT25M45S</meta:editing-duration>
    <meta:editing-cycles>9</meta:editing-cycles>
    <meta:document-statistic meta:table-count="1" meta:cell-count="33" meta:object-count="0"/>
  </office:meta>
</office:document-meta>
</file>